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b2b2b2" draw:textarea-horizontal-align="justify" draw:textarea-vertical-align="middle" draw:auto-grow-height="false" fo:min-height="2.798cm" fo:min-width="2.404cm" fo:wrap-option="no-wrap"/>
    </style:style>
    <style:style style:name="gr2" style:family="graphic" style:parent-style-name="standard">
      <style:graphic-properties svg:stroke-color="#000000" draw:fill="solid" draw:fill-color="#b2b2b2" draw:textarea-horizontal-align="justify" draw:textarea-vertical-align="middle" draw:auto-grow-height="false" fo:min-height="0.574cm" fo:min-width="0.579cm" fo:wrap-option="no-wrap"/>
    </style:style>
    <style:style style:name="gr3" style:family="graphic" style:parent-style-name="standard">
      <style:graphic-properties draw:stroke="none" svg:stroke-color="#000000" draw:fill="none" draw:fill-color="#ffffff" draw:textarea-horizontal-align="left" draw:auto-grow-height="true" draw:auto-grow-width="true" fo:min-height="1.423cm" fo:min-width="2.855cm"/>
    </style:style>
    <style:style style:name="gr4" style:family="graphic" style:parent-style-name="standard">
      <style:graphic-properties draw:stroke="none" svg:stroke-color="#000000" draw:fill="none" draw:fill-color="#ffffff" draw:textarea-horizontal-align="left" draw:auto-grow-height="true" draw:auto-grow-width="true" fo:min-height="0.949cm" fo:min-width="2.644cm"/>
    </style:style>
    <style:style style:name="gr5" style:family="graphic" style:parent-style-name="standard">
      <style:graphic-properties svg:stroke-color="#000000" draw:fill="solid" draw:fill-color="#b2b2b2" draw:textarea-horizontal-align="justify" draw:textarea-vertical-align="middle" draw:auto-grow-height="false" fo:min-height="0cm" fo:min-width="0.167cm"/>
    </style:style>
    <style:style style:name="gr6"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7" style:family="graphic" style:parent-style-name="standard">
      <style:graphic-properties svg:stroke-color="#000000" draw:fill="solid" draw:fill-color="#000000" draw:textarea-horizontal-align="justify" draw:textarea-vertical-align="middle" draw:auto-grow-height="false" fo:min-height="0.004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475cm" fo:min-width="1.069cm"/>
    </style:style>
    <style:style style:name="gr9" style:family="graphic" style:parent-style-name="objectwithoutfill">
      <style:graphic-properties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475cm" fo:min-width="1.424cm"/>
    </style:style>
    <style:style style:name="gr11" style:family="graphic" style:parent-style-name="objectwithoutfill">
      <style:graphic-properties svg:stroke-width="0.051cm" svg:stroke-color="#000000" draw:marker-start-width="0.356cm" draw:marker-end="Arrow" draw:marker-end-width="0.229cm" draw:fill="none" draw:textarea-vertical-align="middle" fo:padding-top="0.151cm" fo:padding-bottom="0.151cm" fo:padding-left="0.276cm" fo:padding-right="0.276cm"/>
    </style:style>
    <style:style style:name="P1" style:family="paragraph">
      <loext:graphic-properties draw:fill="solid" draw:fill-color="#b2b2b2"/>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12pt" style:font-size-asian="18pt" style:font-size-complex="18pt"/>
    </style:style>
    <style:style style:name="P4" style:family="paragraph">
      <style:paragraph-properties fo:text-align="center">
        <style:tab-stops/>
      </style:paragraph-properties>
    </style:style>
    <style:style style:name="P5" style:family="paragraph">
      <loext:graphic-properties draw:fill="none" draw:fill-color="#ffffff"/>
      <style:paragraph-properties fo:text-align="center">
        <style:tab-stops/>
      </style:paragraph-properties>
      <style:text-properties fo:font-size="12pt" style:font-size-asian="18pt" style:font-size-complex="18pt"/>
    </style:style>
    <style:style style:name="P6" style:family="paragraph">
      <loext:graphic-properties draw:fill="solid" draw:fill-color="#000000"/>
      <style:paragraph-properties fo:text-align="center"/>
    </style:style>
    <style:style style:name="P7" style:family="paragraph">
      <loext:graphic-properties draw:fill="none" draw:fill-color="#ffffff"/>
      <style:text-properties fo:font-size="12pt" style:font-size-asian="18pt" style:font-size-complex="18pt"/>
    </style:style>
    <style:style style:name="P8" style:family="paragraph">
      <loext:graphic-properties draw:fill="none"/>
      <style:paragraph-properties fo:text-align="center"/>
    </style:style>
    <style:style style:name="T1"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445cm" svg:height="4.699cm" svg:x="12.938cm" svg:y="3.4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651cm" svg:height="1.27cm" svg:x="5.699cm" svg:y="4.6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3.355cm" svg:height="1.673cm" svg:x="8.474cm" svg:y="4.574cm">
          <draw:text-box>
            <text:p text:style-name="P2"><text:span text:style-name="T1">3x2 matrix</text:span></text:p>
            <text:p text:style-name="P2"><text:span text:style-name="T1">(linear</text:span></text:p>
            <text:p text:style-name="P2"><text:span text:style-name="T1">transformation)</text:span></text:p>
          </draw:text-box>
        </draw:frame>
        <draw:frame draw:style-name="gr4" draw:text-style-name="P5" draw:layer="layout" svg:width="3.144cm" svg:height="1.199cm" svg:x="4.841cm" svg:y="8.25cm">
          <draw:text-box>
            <text:p text:style-name="P4"><text:span text:style-name="T1">all 2-d vectors</text:span></text:p>
            <text:p text:style-name="P4"><text:span text:style-name="T1">(domain)</text:span></text:p>
          </draw:text-box>
        </draw:frame>
        <draw:frame draw:style-name="gr4" draw:text-style-name="P3" draw:layer="layout" svg:width="3.144cm" svg:height="1.199cm" svg:x="13.7cm" svg:y="8.25cm">
          <draw:text-box>
            <text:p text:style-name="P2"><text:span text:style-name="T1">all 3-d vectors</text:span></text:p>
            <text:p text:style-name="P2"><text:span text:style-name="T1">(codomain)</text:span></text:p>
          </draw:text-box>
        </draw:frame>
        <draw:custom-shape draw:style-name="gr5" draw:text-style-name="P1" draw:layer="layout" svg:width="0.762cm" svg:height="0.254cm" svg:x="7.985cm" svg:y="5.2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0.762cm" svg:height="0.254cm" svg:x="11.586cm" svg:y="5.2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6" xml:id="id2" draw:id="id2" draw:layer="layout" svg:width="0.254cm" svg:height="0.254cm" svg:x="6.08cm" svg:y="5.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xml:id="id8" draw:id="id8" draw:layer="layout" svg:width="0.254cm" svg:height="0.254cm" svg:x="15.859cm" svg:y="4.30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0.254cm" svg:height="0.254cm" svg:x="14.462cm" svg:y="5.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254cm" svg:height="0.254cm" svg:x="15.986cm" svg:y="5.44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6" xml:id="id6" draw:id="id6" draw:layer="layout" svg:width="0.254cm" svg:height="0.254cm" svg:x="13.998cm" svg:y="6.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xml:id="id4" draw:id="id4" draw:layer="layout" svg:width="0.254cm" svg:height="0.254cm" svg:x="6.715cm" svg:y="5.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0.254cm" svg:height="0.254cm" svg:x="15.163cm" svg:y="6.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0.254cm" svg:height="0.254cm" svg:x="13.763cm" svg:y="4.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0.254cm" svg:height="0.254cm" svg:x="15.863cm" svg:y="6.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0.254cm" svg:height="0.254cm" svg:x="13.763cm" svg:y="5.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xml:id="id1" draw:id="id1" draw:layer="layout" svg:width="1.569cm" svg:height="0.725cm" svg:x="4.048cm" svg:y="3.413cm">
          <draw:text-box>
            <text:p><text:span text:style-name="T1">[ 4 9 ]</text:span></text:p>
          </draw:text-box>
        </draw:frame>
        <draw:frame draw:style-name="gr8" draw:text-style-name="P7" xml:id="id3" draw:id="id3" draw:layer="layout" svg:width="1.569cm" svg:height="0.725cm" svg:x="7.223cm" svg:y="3.54cm">
          <draw:text-box>
            <text:p><text:span text:style-name="T1">[ 6 3 ]</text:span></text:p>
          </draw:text-box>
        </draw:frame>
        <draw:connector draw:style-name="gr9" draw:text-style-name="P8" draw:layer="layout" draw:type="line" svg:x1="4.832cm" svg:y1="4.138cm" svg:x2="6.117cm" svg:y2="5.101cm" draw:start-shape="id1" draw:start-glue-point="2" draw:end-shape="id2" draw:end-glue-point="5" svg:d="M4832 4138l1285 963" svg:viewBox="0 0 1286 964">
          <text:p/>
        </draw:connector>
        <draw:connector draw:style-name="gr9" draw:text-style-name="P8" draw:layer="layout" draw:type="line" svg:x1="8.007cm" svg:y1="4.265cm" svg:x2="6.932cm" svg:y2="5.355cm" draw:start-shape="id3" draw:start-glue-point="2" draw:end-shape="id4" draw:end-glue-point="11" svg:d="M8007 4265l-1075 1090" svg:viewBox="0 0 1076 1091">
          <text:p/>
        </draw:connector>
        <draw:frame draw:style-name="gr10" draw:text-style-name="P7" xml:id="id7" draw:id="id7" draw:layer="layout" svg:width="1.924cm" svg:height="0.725cm" svg:x="17.549cm" svg:y="3.814cm">
          <draw:text-box>
            <text:p><text:span text:style-name="T1">[ 1 2 3 ]</text:span></text:p>
          </draw:text-box>
        </draw:frame>
        <draw:frame draw:style-name="gr10" draw:text-style-name="P7" xml:id="id5" draw:id="id5" draw:layer="layout" svg:width="1.924cm" svg:height="0.725cm" svg:x="11.668cm" svg:y="7.458cm">
          <draw:text-box>
            <text:p><text:span text:style-name="T1">[ 4 5 6 ]</text:span></text:p>
          </draw:text-box>
        </draw:frame>
        <draw:connector draw:style-name="gr9" draw:text-style-name="P8" draw:layer="layout" draw:type="line" svg:x1="12.63cm" svg:y1="7.458cm" svg:x2="14.035cm" svg:y2="6.969cm" draw:start-shape="id5" draw:start-glue-point="0" draw:end-shape="id6" draw:end-glue-point="7" svg:d="M12630 7458l1405-489" svg:viewBox="0 0 1406 490">
          <text:p/>
        </draw:connector>
        <draw:connector draw:style-name="gr9" draw:text-style-name="P8" draw:layer="layout" draw:type="line" svg:x1="17.549cm" svg:y1="4.176cm" svg:x2="16.076cm" svg:y2="4.339cm" draw:start-shape="id7" draw:start-glue-point="3" draw:end-shape="id8" draw:end-glue-point="11" svg:d="M17549 4176l-1473 163" svg:viewBox="0 0 1474 164">
          <text:p/>
        </draw:connector>
        <draw:connector draw:style-name="gr11" draw:text-style-name="P8" draw:layer="layout" draw:type="curve" draw:line-skew="-0.827cm" svg:x1="6.117cm" svg:y1="5.101cm" svg:x2="15.986cm" svg:y2="4.302cm" draw:start-shape="id2" draw:start-glue-point="5" draw:end-shape="id8" draw:end-glue-point="4" svg:d="M6117 5101c0-3190 9869-2791 9869-799" svg:viewBox="0 0 9870 2347">
          <text:p/>
        </draw:connector>
        <draw:connector draw:style-name="gr11" draw:text-style-name="P8" draw:layer="layout" draw:type="curve" draw:line-skew="0.307cm" svg:x1="6.842cm" svg:y1="5.572cm" svg:x2="14.035cm" svg:y2="6.789cm" draw:start-shape="id4" draw:start-glue-point="8" draw:end-shape="id6" draw:end-glue-point="5" svg:d="M6842 5572c0 1347 7193 739 7193 1217" svg:viewBox="0 0 7194 1218">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27T21:06:46.126694641</meta:creation-date>
    <dc:date>2020-08-29T12:32:40.129534227</dc:date>
    <meta:editing-duration>PT18M27S</meta:editing-duration>
    <meta:editing-cycles>2</meta:editing-cycles>
    <meta:generator>LibreOffice/6.0.7.3$Linux_X86_64 LibreOffice_project/00m0$Build-3</meta:generator>
    <meta:document-statistic meta:object-count="27"/>
  </office:meta>
</office:document-meta>
</file>